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 Mono" svg:font-family="'DejaVu Sans Mon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2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.f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fulll_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17020801" calcext:value-type="float">
            <text:p>17020801</text:p>
          </table:table-cell>
          <table:table-cell office:value-type="string" calcext:value-type="string">
            <text:p>Nguyen thien 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7020802" calcext:value-type="float">
            <text:p>17020802</text:p>
          </table:table-cell>
          <table:table-cell office:value-type="string" calcext:value-type="string">
            <text:p>Nguyen thien 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17020803" calcext:value-type="float">
            <text:p>17020803</text:p>
          </table:table-cell>
          <table:table-cell office:value-type="string" calcext:value-type="string">
            <text:p>Nguyen thien 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17020804" calcext:value-type="float">
            <text:p>17020804</text:p>
          </table:table-cell>
          <table:table-cell office:value-type="string" calcext:value-type="string">
            <text:p>Nguyen thien 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17020805" calcext:value-type="float">
            <text:p>17020805</text:p>
          </table:table-cell>
          <table:table-cell office:value-type="string" calcext:value-type="string">
            <text:p>Nguyen thien a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17020806" calcext:value-type="float">
            <text:p>17020806</text:p>
          </table:table-cell>
          <table:table-cell office:value-type="string" calcext:value-type="string">
            <text:p>Nguyen thien a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17020807" calcext:value-type="float">
            <text:p>17020807</text:p>
          </table:table-cell>
          <table:table-cell office:value-type="string" calcext:value-type="string">
            <text:p>Nguyen thien a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17020808" calcext:value-type="float">
            <text:p>17020808</text:p>
          </table:table-cell>
          <table:table-cell office:value-type="string" calcext:value-type="string">
            <text:p>Nguyen thien a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float" office:value="17020809" calcext:value-type="float">
            <text:p>17020809</text:p>
          </table:table-cell>
          <table:table-cell office:value-type="string" calcext:value-type="string">
            <text:p>Nguyen thien a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17020810" calcext:value-type="float">
            <text:p>17020810</text:p>
          </table:table-cell>
          <table:table-cell office:value-type="string" calcext:value-type="string">
            <text:p>Nguyen thien a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 office:value-type="float" office:value="17020811" calcext:value-type="float">
            <text:p>17020811</text:p>
          </table:table-cell>
          <table:table-cell office:value-type="string" calcext:value-type="string">
            <text:p>Nguyen thien a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 office:value-type="float" office:value="17020812" calcext:value-type="float">
            <text:p>17020812</text:p>
          </table:table-cell>
          <table:table-cell office:value-type="string" calcext:value-type="string">
            <text:p>Nguyen thien a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 office:value-type="float" office:value="17020813" calcext:value-type="float">
            <text:p>17020813</text:p>
          </table:table-cell>
          <table:table-cell office:value-type="string" calcext:value-type="string">
            <text:p>Nguyen thien a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 office:value-type="float" office:value="17020814" calcext:value-type="float">
            <text:p>17020814</text:p>
          </table:table-cell>
          <table:table-cell office:value-type="string" calcext:value-type="string">
            <text:p>Nguyen thien a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 office:value-type="float" office:value="17020815" calcext:value-type="float">
            <text:p>17020815</text:p>
          </table:table-cell>
          <table:table-cell office:value-type="string" calcext:value-type="string">
            <text:p>Nguyen thien a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17020816" calcext:value-type="float">
            <text:p>17020816</text:p>
          </table:table-cell>
          <table:table-cell office:value-type="string" calcext:value-type="string">
            <text:p>Nguyen thien a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 office:value-type="float" office:value="17020817" calcext:value-type="float">
            <text:p>17020817</text:p>
          </table:table-cell>
          <table:table-cell office:value-type="string" calcext:value-type="string">
            <text:p>Nguyen thien a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 office:value-type="float" office:value="17020818" calcext:value-type="float">
            <text:p>17020818</text:p>
          </table:table-cell>
          <table:table-cell office:value-type="string" calcext:value-type="string">
            <text:p>Nguyen thien a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 office:value-type="float" office:value="17020819" calcext:value-type="float">
            <text:p>17020819</text:p>
          </table:table-cell>
          <table:table-cell office:value-type="string" calcext:value-type="string">
            <text:p>Nguyen thien a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17020820" calcext:value-type="float">
            <text:p>17020820</text:p>
          </table:table-cell>
          <table:table-cell office:value-type="string" calcext:value-type="string">
            <text:p>Nguyen thien a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 office:value-type="float" office:value="17020821" calcext:value-type="float">
            <text:p>17020821</text:p>
          </table:table-cell>
          <table:table-cell office:value-type="string" calcext:value-type="string">
            <text:p>Nguyen thien a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 office:value-type="float" office:value="17020822" calcext:value-type="float">
            <text:p>17020822</text:p>
          </table:table-cell>
          <table:table-cell office:value-type="string" calcext:value-type="string">
            <text:p>Nguyen thien a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 office:value-type="float" office:value="17020823" calcext:value-type="float">
            <text:p>17020823</text:p>
          </table:table-cell>
          <table:table-cell office:value-type="string" calcext:value-type="string">
            <text:p>Nguyen thien a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 office:value-type="float" office:value="17020824" calcext:value-type="float">
            <text:p>17020824</text:p>
          </table:table-cell>
          <table:table-cell office:value-type="string" calcext:value-type="string">
            <text:p>Nguyen thien 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 Mono" svg:font-family="'DejaVu Sans Mon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06T20:50:23.735311802</meta:creation-date>
    <meta:generator>LibreOffice/6.3.3.2$Linux_X86_64 LibreOffice_project/30$Build-2</meta:generator>
    <dc:date>2019-12-06T20:56:28.376869226</dc:date>
    <meta:editing-duration>PT6M7S</meta:editing-duration>
    <meta:editing-cycles>1</meta:editing-cycles>
    <meta:document-statistic meta:table-count="1" meta:cell-count="125" meta:object-count="0"/>
  </office:meta>
</office:document-meta>
</file>